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D4000001CF9B3B0CF7.png" manifest:media-type=""/>
  <manifest:file-entry manifest:full-path="Pictures/10000201000002D4000001CF83A9C30C.png" manifest:media-type=""/>
  <manifest:file-entry manifest:full-path="Pictures/10000201000002D4000001CF6B07742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7e3b8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paragraph-rsid="0007e3b8" style:font-weight-asian="bold" style:font-weight-complex="bold"/>
    </style:style>
    <style:style style:name="T1" style:family="text">
      <style:text-properties officeooo:rsid="0007e3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CREENSHOTS :</text:span></text:p>
      <text:p text:style-name="P1"><draw:frame draw:style-name="fr1" draw:name="graphics1" text:anchor-type="paragraph" svg:width="15.843cm" svg:height="9.634cm" draw:z-index="0"><draw:image xlink:href="Pictures/10000201000002D4000001CF6B077424.png" xlink:type="simple" xlink:show="embed" xlink:actuate="onLoad"/></draw:frame><text:span text:style-name="T1"/></text:p>
      <text:p text:style-name="P1"><text:span text:style-name="T1"/></text:p>
      <text:p text:style-name="P1"><draw:frame draw:style-name="fr2" draw:name="graphics6" text:anchor-type="paragraph" svg:x="0.344cm" svg:y="0.808cm" svg:width="17cm" svg:height="10.268cm" draw:z-index="2"><draw:image xlink:href="Pictures/10000000000002D4000001CF9B3B0CF7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1"><text:span text:style-name="T1"/></text:p>
      <text:p text:style-name="P1"><draw:frame draw:style-name="fr2" draw:name="graphics5" text:anchor-type="paragraph" svg:x="0.446cm" svg:y="1.122cm" svg:width="16.002cm" svg:height="10.871cm" draw:z-index="1"><draw:image xlink:href="Pictures/10000201000002D4000001CF83A9C30C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6T15:16:48</meta:creation-date>
    <dc:date>2013-09-26T15:29:31</dc:date>
    <meta:editing-duration>P0D</meta:editing-duration>
    <meta:editing-cycles>1</meta:editing-cycles>
    <meta:document-statistic meta:table-count="0" meta:image-count="3" meta:object-count="0" meta:page-count="2" meta:paragraph-count="1" meta:word-count="2" meta:character-count="13" meta:non-whitespace-character-count="12"/>
    <meta:generator>LibreOffice/4.0.2.2$Linux_x86 LibreOffice_project/400m0$Build-2</meta:generator>
  </office:meta>
</office:document-meta>
</file>